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9ae" draw:textarea-horizontal-align="justify" draw:textarea-vertical-align="top" draw:auto-grow-height="false" fo:min-height="0.385cm" fo:min-width="2.548cm"/>
      <style:paragraph-properties style:writing-mode="lr-tb"/>
    </style:style>
    <style:style style:name="gr2" style:family="graphic" style:parent-style-name="standard">
      <style:graphic-properties draw:fill-color="#dddddd" draw:textarea-horizontal-align="justify" draw:textarea-vertical-align="top" draw:auto-grow-height="false" fo:min-height="0.385cm" fo:min-width="1.151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0.386cm" fo:min-width="1.723cm"/>
      <style:paragraph-properties style:writing-mode="lr-tb"/>
    </style:style>
    <style:style style:name="gr4" style:family="graphic" style:parent-style-name="standard">
      <style:graphic-properties draw:fill-color="#bbe33d" draw:textarea-horizontal-align="justify" draw:textarea-vertical-align="top" draw:auto-grow-height="false" fo:min-height="7.651cm" fo:min-width="1.786cm"/>
      <style:paragraph-properties style:writing-mode="lr-tb"/>
    </style:style>
    <style:style style:name="gr5" style:family="graphic" style:parent-style-name="standard">
      <style:graphic-properties draw:fill-color="#fff9ae" draw:textarea-horizontal-align="justify" draw:textarea-vertical-align="top" draw:auto-grow-height="false" fo:min-height="0.385cm" fo:min-width="1.349cm"/>
      <style:paragraph-properties style:writing-mode="lr-tb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start" style:writing-mode="lr-tb"/>
      <style:text-properties fo:font-size="10pt" style:font-size-asian="10pt" style:font-size-complex="10pt"/>
    </style:style>
    <style:style style:name="P2" style:family="paragraph">
      <loext:graphic-properties draw:fill-color="#fff9ae"/>
      <style:paragraph-properties fo:text-align="start" style:writing-mode="lr-tb"/>
      <style:text-properties fo:font-size="10pt" style:font-size-asian="10pt" style:font-size-complex="10pt"/>
    </style:style>
    <style:style style:name="P3" style:family="paragraph">
      <loext:graphic-properties draw:fill-color="#dddddd"/>
      <style:paragraph-properties fo:text-align="start" style:writing-mode="lr-tb"/>
      <style:text-properties fo:font-size="10pt" style:font-size-asian="10pt" style:font-size-complex="10pt"/>
    </style:style>
    <style:style style:name="P4" style:family="paragraph">
      <style:paragraph-properties fo:text-align="center"/>
      <style:text-properties fo:font-size="14pt" style:font-size-asian="14pt" style:font-size-complex="14pt"/>
    </style:style>
    <style:style style:name="P5" style:family="paragraph">
      <loext:graphic-properties draw:fill-color="#bbe33d"/>
      <style:paragraph-properties fo:text-align="start" style:writing-mode="lr-tb"/>
      <style:text-properties fo:font-size="10pt" style:font-size-asian="10pt" style:font-size-complex="10pt"/>
    </style:style>
    <style:style style:name="P6" style:family="paragraph">
      <loext:graphic-properties draw:fill="none"/>
      <style:paragraph-properties fo:text-align="center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.048cm" svg:height="0.635cm" svg:x="3.594cm" svg:y="1.457cm">
          <text:p text:style-name="P1"><text:span text:style-name="T1">ObserverGrp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1.651cm" svg:height="0.635cm" svg:x="1cm" svg:y="1.5cm">
          <text:p text:style-name="P1"><text:span text:style-name="T1">Subject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54cm" svg:height="1.27cm" svg:x="6.623cm" svg:y="1.152cm">
          <text:p text:style-name="P4"><text:span text:style-name="T2">g</text:span><text:span text:style-name="T2">R</text:span><text:span text:style-name="T2">P</text:span><text:span text:style-name="T2">C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5" draw:layer="layout" svg:width="2.286cm" svg:height="7.901cm" svg:x="9.2cm" svg:y="1.1cm">
          <text:p text:style-name="P1"><text:span text:style-name="T1">GrpcServer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849cm" svg:height="0.635cm" svg:x="13.448cm" svg:y="3.208cm">
          <text:p text:style-name="P1"><text:span text:style-name="T1">Obser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1.849cm" svg:height="0.635cm" svg:x="13.448cm" svg:y="4.021cm">
          <text:p text:style-name="P1"><text:span text:style-name="T1">Obser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1.849cm" svg:height="0.635cm" svg:x="13.448cm" svg:y="4.835cm">
          <text:p text:style-name="P1"><text:span text:style-name="T1">: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1.849cm" svg:height="0.635cm" svg:x="13.448cm" svg:y="5.648cm">
          <text:p text:style-name="P1"><text:span text:style-name="T1">Obser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1.849cm" svg:height="0.635cm" svg:x="3.619cm" svg:y="3.875cm">
          <text:p text:style-name="P1"><text:span text:style-name="T1">Obser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1.849cm" svg:height="0.635cm" svg:x="3.619cm" svg:y="3.075cm">
          <text:p text:style-name="P1"><text:span text:style-name="T1">: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1.849cm" svg:height="0.635cm" svg:x="3.619cm" svg:y="2.275cm">
          <text:p text:style-name="P1"><text:span text:style-name="T1">Obser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1.651cm" svg:height="0.635cm" svg:x="9.5cm" svg:y="4.4cm">
          <text:p text:style-name="P1"><text:span text:style-name="T1">Subject</text:span></text:p>
          <draw:enhanced-geometry svg:viewBox="0 0 21600 21600" draw:type="rectangle" draw:enhanced-path="M 0 0 L 21600 0 21600 21600 0 21600 0 0 Z N"/>
        </draw:custom-shape>
        <draw:line draw:style-name="gr6" draw:text-style-name="P6" draw:layer="layout" svg:x1="2.651cm" svg:y1="1.889cm" svg:x2="3.667cm" svg:y2="1.889cm">
          <text:p/>
        </draw:line>
        <draw:line draw:style-name="gr6" draw:text-style-name="P6" draw:layer="layout" svg:x1="11.16cm" svg:y1="4.683cm" svg:x2="13.446cm" svg:y2="5.953cm">
          <text:p/>
        </draw:line>
        <draw:line draw:style-name="gr6" draw:text-style-name="P6" draw:layer="layout" svg:x1="11.16cm" svg:y1="4.683cm" svg:x2="13.446cm" svg:y2="4.302cm">
          <text:p/>
        </draw:line>
        <draw:line draw:style-name="gr6" draw:text-style-name="P6" draw:layer="layout" svg:x1="2.651cm" svg:y1="1.889cm" svg:x2="3.667cm" svg:y2="4.302cm">
          <text:p/>
        </draw:line>
        <draw:line draw:style-name="gr6" draw:text-style-name="P6" draw:layer="layout" svg:x1="2.651cm" svg:y1="1.889cm" svg:x2="3.54cm" svg:y2="2.651cm">
          <text:p/>
        </draw:line>
        <draw:line draw:style-name="gr6" draw:text-style-name="P6" draw:layer="layout" svg:x1="11.16cm" svg:y1="4.683cm" svg:x2="13.446cm" svg:y2="3.413cm">
          <text:p/>
        </draw:line>
        <draw:custom-shape draw:style-name="gr1" draw:text-style-name="P2" draw:layer="layout" svg:width="3.048cm" svg:height="0.635cm" svg:x="3.595cm" svg:y="6.057cm">
          <text:p text:style-name="P1"><text:span text:style-name="T1">ObserverGrp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1.651cm" svg:height="0.635cm" svg:x="1.001cm" svg:y="6.1cm">
          <text:p text:style-name="P1"><text:span text:style-name="T1">Subject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54cm" svg:height="1.27cm" svg:x="6.624cm" svg:y="5.752cm">
          <text:p text:style-name="P4"><text:span text:style-name="T2">gRPC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2" draw:layer="layout" svg:width="1.849cm" svg:height="0.635cm" svg:x="3.62cm" svg:y="8.475cm">
          <text:p text:style-name="P1"><text:span text:style-name="T1">Obser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1.849cm" svg:height="0.635cm" svg:x="3.62cm" svg:y="7.675cm">
          <text:p text:style-name="P1"><text:span text:style-name="T1">: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1.849cm" svg:height="0.635cm" svg:x="3.62cm" svg:y="6.875cm">
          <text:p text:style-name="P1"><text:span text:style-name="T1">Obser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6" draw:layer="layout" svg:x1="2.652cm" svg:y1="6.489cm" svg:x2="3.668cm" svg:y2="6.489cm">
          <text:p/>
        </draw:line>
        <draw:line draw:style-name="gr6" draw:text-style-name="P6" draw:layer="layout" svg:x1="2.652cm" svg:y1="6.489cm" svg:x2="3.668cm" svg:y2="8.902cm">
          <text:p/>
        </draw:line>
        <draw:line draw:style-name="gr6" draw:text-style-name="P6" draw:layer="layout" svg:x1="2.652cm" svg:y1="6.489cm" svg:x2="3.541cm" svg:y2="7.251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.32cm" fo:page-height="10.1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8-12-13T17:08:09.745175916</meta:creation-date>
    <dc:date>2023-05-08T18:16:37.482688574</dc:date>
    <meta:editing-duration>PT1H39M55S</meta:editing-duration>
    <meta:editing-cycles>31</meta:editing-cycles>
    <meta:generator>LibreOffice/6.4.7.2$Linux_X86_64 LibreOffice_project/40$Build-2</meta:generator>
    <meta:document-statistic meta:object-count="27"/>
  </office:meta>
</office:document-meta>
</file>